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 Neue" svg:font-family="'Helvetica Neue', Arial, sans-serif"/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4.113cm" style:rel-column-width="2332*"/>
    </style:style>
    <style:style style:name="Tableau1.B" style:family="table-column">
      <style:table-column-properties style:column-width="13.889cm" style:rel-column-width="787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 style:list-style-name="L9"/>
    <style:style style:name="P11" style:family="paragraph" style:parent-style-name="Standard" style:list-style-name="L10"/>
    <style:style style:name="P12" style:family="paragraph" style:parent-style-name="Standard" style:list-style-name="L11"/>
    <style:style style:name="P13" style:family="paragraph" style:parent-style-name="Standard" style:list-style-name="L12"/>
    <style:style style:name="P14" style:family="paragraph" style:parent-style-name="Standard" style:list-style-name="L13"/>
    <style:style style:name="P15" style:family="paragraph" style:parent-style-name="Standard" style:list-style-name="L14"/>
    <style:style style:name="P16" style:family="paragraph" style:parent-style-name="Standard" style:list-style-name="L15"/>
    <style:style style:name="P1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T1" style:family="text">
      <style:text-properties style:font-name="sans-serif" fo:font-size="12pt"/>
    </style:style>
    <style:style style:name="T2" style:family="text">
      <style:text-properties fo:font-size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Helvetica Neue" fo:font-size="9pt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Fiche du projet – <text:tab/><text:tab/><text:tab/><text:span text:style-name="T3">Fonctions à la carte</text:span></text:p>
      <text:p text:style-name="Standard"/>
      <text:p text:style-name="P2"/>
      <text:p text:style-name="P2">Définition du projet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Titre du projet (court)</text:p>
          </table:table-cell>
          <table:table-cell table:style-name="Tableau1.B1" office:value-type="string">
            <text:p text:style-name="P1">Fonctions à la carte</text:p>
          </table:table-cell>
        </table:table-row>
        <table:table-row>
          <table:table-cell table:style-name="Tableau1.A2" office:value-type="string">
            <text:p text:style-name="P2">Objectif pédagogique</text:p>
          </table:table-cell>
          <table:table-cell table:style-name="Tableau1.B2" office:value-type="string">
            <text:p text:style-name="P1">Travailler sur la relation entre enchaînements d'opérations et expression d'une fonction.</text:p>
          </table:table-cell>
        </table:table-row>
        <table:table-row>
          <table:table-cell table:style-name="Tableau1.A2" office:value-type="string">
            <text:p text:style-name="P2">Niveaux de classe</text:p>
          </table:table-cell>
          <table:table-cell table:style-name="Tableau1.B2" office:value-type="string">
            <text:p text:style-name="P1">De la 3ème au lycée</text:p>
          </table:table-cell>
        </table:table-row>
        <table:table-row>
          <table:table-cell table:style-name="Tableau1.A2" office:value-type="string">
            <text:p text:style-name="P2">Description</text:p>
          </table:table-cell>
          <table:table-cell table:style-name="Tableau1.B2" office:value-type="string">
            <text:p text:style-name="P1">Les activités proposées sont à base de jeux de cartes.</text:p>
            <text:p text:style-name="P1">Les élèves doivent créer des fonctions par enchaînement d'opérations et établir l'expression correspondante.</text:p>
            <text:p text:style-name="P1">Les outils numériques interviennent pour la validation des réponses.</text:p>
            <text:p text:style-name="P1">Suivant l'objectif visé par le professeur, des capacités supplémentaires peuvent être visées : calculs d'antécédents et résolution d'équations ; exploitation de la calculatrice pour obtenir graphique, variations et extrema</text:p>
          </table:table-cell>
        </table:table-row>
        <table:table-row>
          <table:table-cell table:style-name="Tableau1.A2" office:value-type="string">
            <text:p text:style-name="P2">Composition de l'équipe</text:p>
          </table:table-cell>
          <table:table-cell table:style-name="Tableau1.B2" office:value-type="string">
            <text:p text:style-name="P1">Jean-Michel Briand, Christine Le Bihan, Fabien Vergniaud</text:p>
          </table:table-cell>
        </table:table-row>
        <table:table-row>
          <table:table-cell table:style-name="Tableau1.A2" office:value-type="string">
            <text:p text:style-name="P2">Description de la problématique</text:p>
          </table:table-cell>
          <table:table-cell table:style-name="Tableau1.B2" office:value-type="string">
            <text:p text:style-name="P1">Les activités visent à faire ressortir les difficultés des élèves sur la relation entre enchaînement des opérations et expression d'une fonction ainsi qu'à y remédier.</text:p>
          </table:table-cell>
        </table:table-row>
      </table:table>
      <text:p text:style-name="P2"/>
      <text:p text:style-name="P2"/>
      <text:p text:style-name="Standard">Les activités possibles :</text:p>
      <text:list xml:id="list2050916535" text:style-name="L15">
        <text:list-item>
          <text:p text:style-name="P16">jeu de base :</text:p>
          <text:list>
            <text:list-item>
              <text:p text:style-name="P16">les élèves doivent écrire l'expression constituée par l'enchaînement des 4 opérateurs tirés au hasard dans un temps limité</text:p>
            </text:list-item>
            <text:list-item>
              <text:p text:style-name="P16">à l'issue du temps imparti, les élèves comparent leurs productions et les valident ou non à l'aide d'outils numériques</text:p>
            </text:list-item>
          </text:list>
        </text:list-item>
        <text:list-item>
          <text:p text:style-name="P16">la fonction « impossible » :</text:p>
          <text:list>
            <text:list-item>
              <text:p text:style-name="P16">2 joueurs construisent chacun leur fonction à partir de 4 opérateurs <text:s/>de base piochés au hasard ; l'un d'eux  tire au sort un "opérateur fonctionnel" ;</text:p>
            </text:list-item>
            <text:list-item>
              <text:p text:style-name="P16">à partir de l'expression complexe obtenue, leur mission est de trouver, grâce à la calculatrice : graphe ; tableau de valeurs ; max ;  min ; éventuellement variations</text:p>
            </text:list-item>
          </text:list>
        </text:list-item>
        <text:list-item>
          <text:p text:style-name="P16">version équations :</text:p>
          <text:list>
            <text:list-item>
              <text:p text:style-name="P16">un nombre (préalablement choisi par le professeur) d'opérateurs de base sont piochés au hasard et une carte « valeur » est mise en bout de file ;</text:p>
            </text:list-item>
            <text:list-item>
              <text:p text:style-name="P16">les joueurs doivent retrouver "au plus vite" le ou les antécédents de cette valeur par la fonction constituée par l'enchaînement des cartes opérateurs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 Neue" svg:font-family="'Helvetica Neue', Arial, sans-serif"/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9-01-30T18:03:44</meta:creation-date>
    <dc:date>2019-01-30T18:20:05</dc:date>
    <meta:editing-duration>PT00H16M22S</meta:editing-duration>
    <meta:editing-cycles>2</meta:editing-cycles>
    <meta:generator>NeoOffice/3.4$Unix OpenOffice.org_project/Patch 0</meta:generator>
    <meta:document-statistic meta:table-count="1" meta:image-count="0" meta:object-count="0" meta:page-count="2" meta:paragraph-count="27" meta:word-count="308" meta:character-count="1935"/>
  </office:meta>
</office:document-meta>
</file>